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F000001289D29A857646E55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928cm" svg:height="6.264cm" svg:x="1.83cm" svg:y="10.837cm">
          <draw:image xlink:href="Pictures/100002010000034F000001289D29A857646E55A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7-27T13:34:55.884000000</dc:date>
    <meta:editing-duration>PT35S</meta:editing-duration>
    <meta:editing-cycles>1</meta:editing-cycles>
    <meta:document-statistic meta:object-count="1"/>
    <meta:generator>LibreOffice/6.4.4.2$Windows_X86_64 LibreOffice_project/3d775be2011f3886db32dfd395a6a6d1ca2630ff</meta:generator>
  </office:meta>
</office:document-meta>
</file>